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JunicodeRegular" svg:font-family="JunicodeRegular"/>
    <style:font-face style:name="OpenSymbol" svg:font-family="OpenSymbol"/>
    <style:font-face style:name="JunicodeItalic" svg:font-family="JunicodeItalic" style:font-adornments="Italic" style:font-family-generic="swiss" style:font-pitch="variable"/>
    <style:font-face style:name="Arial" svg:font-family="Ari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CNQ2.0</text:p>
      <text:p text:style-name="Text_20_body">Design Specificati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 Summary<text:tab/>1</text:p>
          <text:p text:style-name="P6">I.1 Goals<text:tab/>1</text:p>
          <text:p text:style-name="P6">I.2 Abbreviations:<text:tab/>1</text:p>
          <text:p text:style-name="P7">II. Architecture Overview<text:tab/>2</text:p>
          <text:p text:style-name="P6">II.1 Node Types<text:tab/>2</text:p>
          <text:p text:style-name="P5">II.1.a Core:<text:tab/>2</text:p>
          <text:p text:style-name="P8">A = Carrier-facing SBCs (FS)<text:tab/>2</text:p>
          <text:p text:style-name="P8">B = Inbound routing (OSips)<text:tab/>2</text:p>
          <text:p text:style-name="P8">C = Outbound routing (OSips)<text:tab/>2</text:p>
          <text:p text:style-name="P5">II.1.b Customer interface:<text:tab/>2</text:p>
          <text:p text:style-name="P8">D = Direct-connect customer-facing SBCs (FS)<text:tab/>2</text:p>
          <text:p text:style-name="P8">E = Customer-facing Feature Engine (FS)<text:tab/>2</text:p>
          <text:p text:style-name="P8">F = Customer-facing routing (OSips)<text:tab/>3</text:p>
          <text:p text:style-name="P8">G = Registrar (OSips)<text:tab/>3</text:p>
          <text:p text:style-name="P8">H = Media-Proxy (MP)<text:tab/>3</text:p>
          <text:p text:style-name="P6">II.2 OAM&amp;P Protocols<text:tab/>3</text:p>
          <text:p text:style-name="P5">II.2.a Configuration and Management<text:tab/>3</text:p>
        </text:index-body>
      </text:table-of-content>
      <text:p text:style-name="Text_20_body"/>
      <text:h text:style-name="Heading_20_1" text:outline-level="1">Summary</text:h>
      <text:h text:style-name="Heading_20_2" text:outline-level="2">Goals</text:h>
      <text:list xml:id="list1169976695" text:style-name="L2">
        <text:list-item>
          <text:p text:style-name="P2">Touch media and SDP as little as possible</text:p>
        </text:list-item>
        <text:list-item>
          <text:p text:style-name="P2">Each node in the network is a “black-box” with specified configuration interfaces</text:p>
        </text:list-item>
      </text:list>
      <text:p text:style-name="Text_20_body"/>
      <text:h text:style-name="Heading_20_2" text:outline-level="2">Abbreviations:</text:h>
      <text:p text:style-name="Text_20_body">FS=FreeSwitch</text:p>
      <text:p text:style-name="Text_20_body">OSips = OpenSIPS</text:p>
      <text:p text:style-name="Text_20_body">SBC=Session Border Controller (handles signalling separation, sometimes media separation)</text:p>
      <text:p text:style-name="Text_20_body"/>
      <text:h text:style-name="Heading_20_1" text:outline-level="1"><text:soft-page-break/>Architecture Overview</text:h>
      <text:p text:style-name="Text_20_body">This section provides an overview of the types of nodes used in the system (a specific server might provide services for multiple node types), and of the functionality available to manage the system.</text:p>
      <text:h text:style-name="Heading_20_2" text:outline-level="2">Node Types</text:h>
      <text:h text:style-name="Heading_20_3" text:outline-level="3">Core:</text:h>
      <text:h text:style-name="Heading_20_4" text:outline-level="4">A = Carrier-facing SBCs (FS)</text:h>
      <text:p text:style-name="Text_20_body">Note: “Carrier” here could be actual SIP Carriers, or gateways.</text:p>
      <text:h text:style-name="Heading_20_5" text:outline-level="5">Purpose</text:h>
      <text:p text:style-name="Text_20_body">The purpose of these nodes is to provide signalling cleanup with regards to both the outside party (carrier or gateway) and the internal system.</text:p>
      <text:p text:style-name="Text_20_body">Internally all numbers are routed using a “plus-less” E.164 numbering scheme; i.e. the originating, terminating, and routing numbers are written as CC-NNNNNN where CC is the country code and NNNNNN the significant digits within that country code. On the customer side, SBCs (e.g. type D nodes) are used to match these requirements; on the carrier and gateway side, type A node provide this functionality. For example, translation may happen between the internal format and the E.164 format required by a Tier-1 carrier.</text:p>
      <text:h text:style-name="Heading_20_5" text:outline-level="5">Media flow around</text:h>
      <text:p text:style-name="Text_20_body">This type of SBC should normally not alter the SDP, and media should flow around it. In practice I know that FS introduces some issues (e.g. re-INVITE with no SDP, or codec order) but we'll have to deal with these (including submitting patches if possible).</text:p>
      <text:h text:style-name="Heading_20_5" text:outline-level="5">Signalling endpoint</text:h>
      <text:p text:style-name="Text_20_body">The idea for these SBCs is to provide a static signalling termination point for the upstream carriers. The ports used may or may not be 5060. Generally the configuration will be a one-time deal with a static set of pre-defined templates which get instantiated with a minimum of parameters.</text:p>
      <text:h text:style-name="Heading_20_5" text:outline-level="5">Call Routing</text:h>
      <text:p text:style-name="Text_20_body">Routing is very static – traffic coming in from the carrier is received on port N (via profile A) and sent to a specific SRV for inbound rouing (via profile B); traffic going to the carrier is received on port N+10000 (via profile B) and sent to a specific IP or name for oubtound routing (via profile A). This way the carrier only sees traffic to and from port N, while the internal routing subsystems only see traffic to and from port N+10000.</text:p>
      <text:p text:style-name="Text_20_body">Routing inbound is done via a DNS SRV name which is specific to the service type; for example if a carrier does round-robin for their service A, then the two SBCs will send traffic for that service to a name like serviceA-sbc-inbound.phone.example.net (which would point to one or more type-B nodes for routing).</text:p>
      <text:p text:style-name="Text_20_body">Conversely routing outbound is done via DNS SRV per service. A name such as serviceA-sbc-outbound.phone.example.net is made available to nodes of type C.</text:p>
      <text:h text:style-name="Heading_20_5" text:outline-level="5">History</text:h>
      <text:p text:style-name="Text_20_body"><text:soft-page-break/>This already exists in CCNQ1.5. (But in CCNQ1.5 I only had one inbound domain, while here we specify different inbound domains.)</text:p>
      <text:h text:style-name="Heading_20_4" text:outline-level="4">B = Inbound routing (OSips)</text:h>
      <text:h text:style-name="Heading_20_5" text:outline-level="5">Purpose</text:h>
      <text:p text:style-name="Text_20_body">Routes calls from nodes of type A into the system (especially towards .</text:p>
      <text:h text:style-name="Heading_20_5" text:outline-level="5">Call Routing</text:h>
      <text:p text:style-name="Text_20_body">All routing is done by mapping (username+domain) into a new (target_username+target_domain) pair, providing SRV resolution, and following failover and redirects.</text:p>
      <text:h text:style-name="Heading_20_4" text:outline-level="4">C = Outbound routing (OSips)</text:h>
      <text:h text:style-name="Heading_20_5" text:outline-level="5">Purpose</text:h>
      <text:p text:style-name="Text_20_body">Provide termination call routing based on the following criteria:</text:p>
      <text:list xml:id="list1066444469" text:style-name="L3">
        <text:list-item>
          <text:p text:style-name="P3">terminating username and domain</text:p>
        </text:list-item>
        <text:list-item>
          <text:p text:style-name="P3">originating username and domain</text:p>
        </text:list-item>
        <text:list-item>
          <text:p text:style-name="P3">least cost</text:p>
        </text:list-item>
      </text:list>
      <text:h text:style-name="Heading_20_5" text:outline-level="5">Call Routing</text:h>
      <text:p text:style-name="Text_20_body">A call is routed out by first selecting a routing model. Routing models are selected using the originating username and the routing domain, if available (this is required for Level3 ELS, for example), otherwise using the terminating username and the routing domain. Once a routing model is selected, it is used to provide least cost routing (by matching the terminating username) and special handling (such as emergency numbers).</text:p>
      <text:h text:style-name="Heading_20_5" text:outline-level="5">Emergency Call Routing</text:h>
      <text:p text:style-name="Text_20_body">Each routing model is able to divert specific terminating numbers. Currently it is assumed that the emergency numbers will be provided in “CC+Emergency” number format (e.g. 1911, or 33112) by the nodes upstream of the outbound routing nodes.</text:p>
      <text:h text:style-name="Heading_20_3" text:outline-level="3">Customer interface:</text:h>
      <text:p text:style-name="Text_20_body">Note: I don't have a clear-cut answer when it comes to customer-facing applications. I think that the OSips approach is simpler for a large number of customers (it allows to work in real-time with a pre-defined configuration), but that using SBC-type services is useful for a lot of specific applications. Maybe using the Dialog features of OSips 1.5 will help.</text:p>
      <text:h text:style-name="Heading_20_4" text:outline-level="4">D = Direct-connect customer-facing SBCs (FS)</text:h>
      <text:h text:style-name="Heading_20_5" text:outline-level="5">Purposes</text:h>
      <text:p text:style-name="Text_20_body">This is an SBC similar to the ones used for carrier-facing type activities (type A nodes). In practice these will be used to deliver “custom” designs (at a cost to customers) for specific applications. The signalling traffic between a <text:soft-page-break/>customer and this type of nodes does not flow through a proxy (type F node).</text:p>
      <text:h text:style-name="Heading_20_5" text:outline-level="5">Call Routing</text:h>
      <text:p text:style-name="Text_20_body">Accept calls from the incoming routing proxies (type B nodes).</text:p>
      <text:p text:style-name="Text_20_body">Accept calls from the customers' endpoints and route to the outbound routing proxies (type C nodes). Performs emergency number rewriting (since it has knowledge of the dial plan used by the customer, something the type C nodes do not have).</text:p>
      <text:p text:style-name="Text_20_body">Perform other functions as needed.</text:p>
      <text:h text:style-name="Heading_20_4" text:outline-level="4">E = Customer-facing Feature Engine (FS)</text:h>
      <text:h text:style-name="Heading_20_5" text:outline-level="5">Purpose</text:h>
      <text:p text:style-name="Text_20_body">This would be a generic type of system used to provide e.g. Call redirection, in-network follow-me, in-network voicemail, etc. These would be generic predefined services.</text:p>
      <text:h text:style-name="Heading_20_5" text:outline-level="5">History</text:h>
      <text:p text:style-name="Text_20_body">This could be based on the Feature Server node type found in CCNQ1.5.</text:p>
      <text:h text:style-name="Heading_20_4" text:outline-level="4">F = Customer-facing routing (OSips)</text:h>
      <text:h text:style-name="Heading_20_5" text:outline-level="5">Purpose</text:h>
      <text:p text:style-name="Text_20_body">Generic OpenSIPS routing system that handles call from and to:</text:p>
      <text:list xml:id="list336073751" text:style-name="L1">
        <text:list-item>
          <text:p text:style-name="P1">customer devices</text:p>
        </text:list-item>
        <text:list-item>
          <text:p text:style-name="P1">type E nodes</text:p>
        </text:list-item>
        <text:list-item>
          <text:p text:style-name="P1">Registrar(s) (type G nodes)</text:p>
        </text:list-item>
      </text:list>
      <text:h text:style-name="Heading_20_5" text:outline-level="5">Call Routing</text:h>
      <text:p text:style-name="Text_20_body">In practice, this type of node is used to provide location services for a (username+domain) pair and route traffic to that destination, with failover if needed. If the destination is not known (lookup failed) calls are redirected to the Registrar(s) (type G nodes) which may reply with a 302 or a 404.</text:p>
      <text:p text:style-name="Text_20_body">These proxies will redirect REGISTER messages to the Registrar(s) (using the tools provided in OSips 1.5 for NAT circonvention and REGISTER forwarding). Typically a registration message for registrar.(domain) is sent to internal.registrar.(domain), which is a cluster of type G nodes.</text:p>
      <text:p text:style-name="Text_20_body">Other message type will have to be supported (SUBSCRIBE, NOTIFY, etc.)</text:p>
      <text:h text:style-name="Heading_20_4" text:outline-level="4">G = Registrar (OSips)</text:h>
      <text:h text:style-name="Heading_20_5" text:outline-level="5">Registration handling</text:h>
      <text:p text:style-name="Text_20_body">The registrars are independent from each other; the registrar which receives a REGISTER from a type-F proxy will forward it to other registrars (with a marker to prevent forwarding).</text:p>
      <text:h text:style-name="Heading_20_5" text:outline-level="5"><text:soft-page-break/>Call Routing</text:h>
      <text:p text:style-name="Text_20_body">A registrar which receives and INVITE will do a lookup and return a 302 or 404 accordingly.</text:p>
      <text:h text:style-name="Heading_20_5" text:outline-level="5">Other</text:h>
      <text:p text:style-name="Text_20_body">Other message types, and messages not coming from a type-F proxy or another registrar (type G node) are dropped.</text:p>
      <text:h text:style-name="Heading_20_4" text:outline-level="4">H = Media-Proxy (MP)</text:h>
      <text:h text:style-name="Heading_20_5" text:outline-level="5">Purpose</text:h>
      <text:p text:style-name="Text_20_body">MediaProxy is used in situation where NAT traversal is required, in order to relay media (RTP and/or UDPTL) between a NATed device and the rest of the world.</text:p>
      <text:h text:style-name="Heading_20_5" text:outline-level="5">Usage</text:h>
      <text:p text:style-name="Text_20_body">In practice it is probably a good idea to have (at least) two type-F clusters, one with NAT support and one without NAT support.</text:p>
      <text:p text:style-name="Text_20_body">Also MP in recent versions has issues reconnecting automatically to the media-dispatcher; these issues need to be analyzed (they may be fixed in the latest releases as well).</text:p>
      <text:h text:style-name="Heading_20_2" text:outline-level="2">OAM&amp;P Protocols</text:h>
      <text:p text:style-name="Text_20_body">Since all nodes are independent, it is the responsibility of the management subsystem to provide:</text:p>
      <text:list xml:id="list139187812" text:style-name="L4">
        <text:list-item>
          <text:p text:style-name="P4">“priming” functionality for a new node in the system by providing complete information to that node for all the domains it handles</text:p>
        </text:list-item>
        <text:list-item>
          <text:p text:style-name="P4">updates to all nodes servicing a domain for any changes (this dispenses with shared or replicating databases)</text:p>
        </text:list-item>
      </text:list>
      <text:p text:style-name="Text_20_body">In practice this means that the management subsystems contain all configuration information for the domains they manage, and know how to associate a (node-type,domain) pair to a set of hosts that handle that node-type for that domain. It is also responsible to maintain the proper DNS records. (Nodes only have a caching DNS server on board.)</text:p>
      <text:p text:style-name="Text_20_body">Updates are pushed to all nodes for a given (node-type,domain) as they are made. It is the responsibility of the management subsystem to confirm the good execution of the changes (positive reply from all nodes requested). The individual nodes are only responsible for attempting the change and reporting success or failure.</text:p>
      <text:h text:style-name="Heading_20_3" text:outline-level="3">Configuration and Management</text:h>
      <text:h text:style-name="Heading_20_4" text:outline-level="4">Two alternatives</text:h>
      <text:p text:style-name="Text_20_body">HTTPS + REST</text:p>
      <text:p text:style-name="Text_20_body">XMPPS + REST</text:p>
      <text:p text:style-name="Text_20_body">(SSH available for manual backup / OS level procedures, but not for normal, automated procedures.)</text:p>
      <text:p text:style-name="Text_20_body">Note: building servers for HTTPS + REST is easier; but XMPPS + REST offers the advantage of many-to-many <text:soft-page-break/>communications, e.g. to enable a node to report fault conditions.</text:p>
      <text:p text:style-name="Text_20_body">Note: REST is not fully defined for XMPPS, needs additional work as well.</text:p>
      <text:p text:style-name="Text_20_body">Also HTTPS+REST always for easier co-hosting of node functions by using virtual hosted domains (instead of </text:p>
      <text:h text:style-name="Heading_20_3" text:outline-level="3">CDR transfer:</text:h>
      <text:p text:style-name="Text_20_body">HTTPS + REST (GET and DELETE)</text:p>
      <text:p text:style-name="Text_20_body">(Other alternatives like WebDAV, etc. are not necessarily appropriate: the GET operation might require to reload the servive, etc.)</text:p>
      <text:h text:style-name="Heading_20_2" text:outline-level="2">Operations by node type</text:h>
      <text:p text:style-name="Text_20_body">Note: Syntax</text:p>
      <text:p text:style-name="Text_20_body">[operation name]</text:p>
      <text:p text:style-name="Text_20_body">(variable or parameter)</text:p>
      <text:p text:style-name="Text_20_body"/>
      <text:h text:style-name="Heading_20_4" text:outline-level="4">A – Carrier SBC</text:h>
      <text:p text:style-name="Text_20_body">Note: these operations are not yet fully specified, and are not required for deployment at this time.</text:p>
      <text:h text:style-name="Heading_20_5" text:outline-level="5">GET [cdr]/latest</text:h>
      <text:p text:style-name="Text_20_body">Close the CDR file and returns all CDRs recorded since the latest successful GET operation.</text:p>
      <text:h text:style-name="Heading_20_5" text:outline-level="5">DELETE [cdr]/latest</text:h>
      <text:p text:style-name="Text_20_body">Mark the last GET operation as successful. This causes the deletion of all the content sent via the last GET operation.</text:p>
      <text:p text:style-name="Text_20_body">Typical operation mode is: client requests copy of CDR using GET, and confirms it received them successfully using DELETE.</text:p>
      <text:h text:style-name="Heading_20_4" text:outline-level="4">B – Inbound routing</text:h>
      <text:h text:style-name="Heading_20_5" text:outline-level="5">GET [inbound]/(domain)/(username or pattern)</text:h>
      <text:p text:style-name="Text_20_body">Returns the current mapping for the username or pattern</text:p>
      <text:p text:style-name="Text_20_body">None found: returns 404 HTTP error</text:p>
      <text:p text:style-name="Text_20_body">For a username: <text:s/>200 + text/json: { target_username: ; target_domain: }</text:p>
      <text:p text:style-name="Text_20_body">For a pattern: 200 + text/json: [ { target_username: ; target_domain: }; .. ]</text:p>
      <text:h text:style-name="Heading_20_5" text:outline-level="5">PUT [inbound]/(domain)/(username)?target_username=;target_domain=</text:h>
      <text:h text:style-name="Heading_20_5" text:outline-level="5">POST [inbound]</text:h>
      <text:h text:style-name="Heading_20_5" text:outline-level="5">DELETE [inbound]/(domain)/(username or pattern)</text:h>
      <text:p text:style-name="Text_20_body"><text:soft-page-break/>Deletes all mappings matching the username or pattern</text:p>
      <text:p text:style-name="Text_20_body">None existed: returns 404 HTTP error</text:p>
      <text:p text:style-name="Text_20_body">If OK: 200 OK + text/json: { deleted_count: }</text:p>
      <text:p text:style-name="Text_20_body">C – Outbound routing</text:p>
      <text:h text:style-name="Heading_20_5" text:outline-level="5">GET [outbound]/(routing-domain)/originating/(username or pattern)</text:h>
      <text:h text:style-name="Heading_20_5" text:outline-level="5">GET [outbound]/(routing-domain)/terminating/(username or pattern)</text:h>
      <text:h text:style-name="Heading_20_5" text:outline-level="5">PUT [outbound]/(routing-domain)/originating/(username)?routing_model=</text:h>
      <text:h text:style-name="Heading_20_5" text:outline-level="5">PUT [outbound]/(routing-domain)/terminating/(username)?routing_model=</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JunicodeRegular" svg:font-family="JunicodeRegular"/>
    <style:font-face style:name="OpenSymbol" svg:font-family="OpenSymbol"/>
    <style:font-face style:name="JunicodeItalic" svg:font-family="JunicodeItalic" style:font-adornments="Italic"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JunicodeRegular" fo:font-size="11pt" fo:language="en" fo:country="US"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size-asian="10.5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JunicodeRegular" style:font-size-asian="12pt"/>
    </style:style>
    <style:style style:name="Caption" style:family="paragraph" style:parent-style-name="Standard" style:class="extra">
      <style:paragraph-properties fo:margin-top="0.0835in" fo:margin-bottom="0.0835in" text:number-lines="false" text:line-number="0"/>
      <style:text-properties style:font-name="JunicodeRegular"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JunicodeRegular" style:font-size-asian="12pt"/>
    </style:style>
    <style:style style:name="Heading_20_1" style:display-name="Heading 1" style:family="paragraph" style:parent-style-name="Heading" style:next-style-name="Text_20_body" style:class="text" style:default-outline-level="1">
      <style:text-properties style:font-name="JunicodeItalic" fo:font-style="italic" style:font-size-asian="10.5pt"/>
    </style:style>
    <style:style style:name="Heading_20_2" style:display-name="Heading 2" style:family="paragraph" style:parent-style-name="Heading" style:next-style-name="Text_20_body" style:class="text" style:default-outline-level="2">
      <style:text-properties style:font-size-asian="10.5pt"/>
    </style:style>
    <style:style style:name="Heading_20_3" style:display-name="Heading 3" style:family="paragraph" style:parent-style-name="Heading" style:next-style-name="Text_20_body" style:class="text" style:default-outline-level="3">
      <style:text-properties style:font-size-asian="10.5pt"/>
    </style:style>
    <style:style style:name="Heading_20_4" style:display-name="Heading 4" style:family="paragraph" style:parent-style-name="Standard" style:next-style-name="Text_20_body" style:default-outline-level="4">
      <style:paragraph-properties fo:margin-top="0.1201in" fo:margin-bottom="0.0799in"/>
      <style:text-properties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Text_20_body" style:next-style-name="Text_20_body" style:default-outline-level="5">
      <style:text-properties fo:color="#4c4c4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a"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4T12:30:10</meta:creation-date>
    <meta:document-statistic meta:table-count="0" meta:image-count="0" meta:object-count="0" meta:page-count="7" meta:paragraph-count="144" meta:word-count="1735" meta:character-count="10829"/>
    <dc:date>2009-09-14T13:48:58</dc:date>
    <meta:editing-duration>PT00H10M31S</meta:editing-duration>
    <meta:editing-cycles>1</meta:editing-cycles>
    <meta:generator>NeoOffice/3.0$Unix OpenOffice.org_project/Patch 7</meta:generator>
    <meta:user-defined meta:name="Info 1"/>
    <meta:user-defined meta:name="Info 2"/>
    <meta:user-defined meta:name="Info 3"/>
    <meta:user-defined meta:name="Info 4"/>
  </office:meta>
</office:document-meta>
</file>